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00000617600005F9A53FBAC4D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Times" svg:font-family="Times, 'Times New Roman'"/>
    <style:font-face style:name="Courier New" svg:font-family="'Courier New'" style:font-family-generic="modern"/>
    <style:font-face style:name="Helvetica" svg:font-family="Helvetica" style:font-family-generic="swiss"/>
    <style:font-face style:name="HG Mincho Light J" svg:font-family="'HG Mincho Light J', ms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ulka1" style:family="table">
      <style:table-properties style:width="17.371cm" fo:margin-left="-0.185cm" table:align="left" style:writing-mode="lr-tb"/>
    </style:style>
    <style:style style:name="Tabulka1.A" style:family="table-column">
      <style:table-column-properties style:column-width="5.749cm"/>
    </style:style>
    <style:style style:name="Tabulka1.C" style:family="table-column">
      <style:table-column-properties style:column-width="5.874cm"/>
    </style:style>
    <style:style style:name="Tabulka1.1" style:family="table-row">
      <style:table-row-properties style:keep-together="true" fo:keep-together="auto"/>
    </style:style>
    <style:style style:name="Tabulka1.A1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ulka1.B1" style:family="table-cell">
      <style:table-cell-properties style:vertical-align="middle" fo:padding-left="0.123cm" fo:padding-right="0.123cm" fo:padding-top="0cm" fo:padding-bottom="0cm" fo:border-left="0.018cm solid #000000" fo:border-right="none" fo:border-top="0.035cm solid #000000" fo:border-bottom="0.035cm solid #000000" style:writing-mode="lr-tb"/>
    </style:style>
    <style:style style:name="Tabulka1.C1" style:family="table-cell">
      <style:table-cell-properties style:vertical-align="middle" fo:padding-left="0.123cm" fo:padding-right="0.123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Tabulka1.A2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0.018cm solid #000000" style:writing-mode="lr-tb"/>
    </style:style>
    <style:style style:name="Tabulka1.B2" style:family="table-cell">
      <style:table-cell-properties style:vertical-align="middle" fo:padding-left="0.123cm" fo:padding-right="0.123cm" fo:padding-top="0cm" fo:padding-bottom="0cm" fo:border-left="0.018cm solid #000000" fo:border-right="none" fo:border-top="0.035cm solid #000000" fo:border-bottom="0.018cm solid #000000" style:writing-mode="lr-tb"/>
    </style:style>
    <style:style style:name="Tabulka1.C2" style:family="table-cell">
      <style:table-cell-properties style:vertical-align="middle" fo:padding-left="0.123cm" fo:padding-right="0.123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Tabulka1.A3" style:family="table-cell">
      <style:table-cell-properties style:vertical-align="middle" fo:padding-left="0.123cm" fo:padding-right="0.123cm" fo:padding-top="0cm" fo:padding-bottom="0cm" fo:border-left="0.035cm solid #000000" fo:border-right="none" fo:border-top="0.018cm solid #000000" fo:border-bottom="0.035cm solid #000000" style:writing-mode="lr-tb"/>
    </style:style>
    <style:style style:name="Tabulka1.B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35cm solid #000000" style:writing-mode="lr-tb"/>
    </style:style>
    <style:style style:name="Tabulka1.C3" style:family="table-cell">
      <style:table-cell-properties style:vertical-align="middle" fo:padding-left="0.123cm" fo:padding-right="0.123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P1" style:family="paragraph" style:parent-style-name="Standard">
      <style:paragraph-properties fo:margin-top="0.212cm" fo:margin-bottom="0.212cm" style:snap-to-layout-grid="false"/>
    </style:style>
    <style:style style:name="P2" style:family="paragraph" style:parent-style-name="Standard">
      <style:paragraph-properties fo:margin-top="0.212cm" fo:margin-bottom="0.212cm" style:snap-to-layout-grid="false"/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.212cm" fo:margin-bottom="0.212cm" fo:text-align="start" style:justify-single-word="false" fo:keep-together="always" fo:orphans="2" fo:widows="2" style:writing-mode="lr-tb"/>
    </style:style>
    <style:style style:name="P4" style:family="paragraph" style:parent-style-name="Standard">
      <style:paragraph-properties fo:margin-left="-0.005cm" fo:margin-right="0cm" fo:margin-top="0.564cm" fo:margin-bottom="0.212cm" fo:text-indent="0cm" style:auto-text-indent="false">
        <style:tab-stops>
          <style:tab-stop style:position="0cm"/>
        </style:tab-stops>
      </style:paragraph-properties>
    </style:style>
    <style:style style:name="P5" style:family="paragraph" style:parent-style-name="Heading_20_2">
      <style:paragraph-properties fo:margin-top="0.564cm" fo:margin-bottom="0.212cm" fo:keep-with-next="always">
        <style:tab-stops>
          <style:tab-stop style:position="0cm"/>
        </style:tab-stops>
      </style:paragraph-properties>
    </style:style>
    <style:style style:name="P6" style:family="paragraph" style:parent-style-name="Heading_20_1">
      <style:paragraph-properties fo:margin-top="0.706cm" fo:margin-bottom="0.212cm" fo:keep-with-next="always">
        <style:tab-stops>
          <style:tab-stop style:position="0cm"/>
        </style:tab-stops>
      </style:paragraph-properties>
    </style:style>
    <style:style style:name="P7" style:family="paragraph" style:parent-style-name="Header">
      <style:paragraph-properties fo:margin-top="0.212cm" fo:margin-bottom="0.212cm" style:snap-to-layout-grid="false">
        <style:tab-stops/>
      </style:paragraph-properties>
      <style:text-properties fo:font-weight="bold" style:font-weight-asian="bold" style:font-weight-complex="bold"/>
    </style:style>
    <style:style style:name="P8" style:family="paragraph" style:parent-style-name="Header">
      <style:paragraph-properties fo:margin-top="0.212cm" fo:margin-bottom="0.212cm" style:snap-to-layout-grid="false"/>
      <style:text-properties fo:font-size="20pt" style:font-size-asian="20pt"/>
    </style:style>
    <style:style style:name="P9" style:family="paragraph" style:parent-style-name="Header">
      <style:paragraph-properties fo:margin-top="0.212cm" fo:margin-bottom="0.212cm" fo:text-align="center" style:justify-single-word="false" style:snap-to-layout-grid="false"/>
      <style:text-properties style:text-outline="true" fo:font-size="48pt" fo:text-shadow="1pt 1pt" style:font-size-asian="48pt"/>
    </style:style>
    <style:style style:name="P10" style:family="paragraph" style:parent-style-name="Header">
      <style:paragraph-properties fo:margin-top="0.212cm" fo:margin-bottom="0.212cm" fo:text-align="end" style:justify-single-word="false"/>
    </style:style>
    <style:style style:name="P11" style:family="paragraph" style:parent-style-name="Footer">
      <style:paragraph-properties fo:margin-top="0.212cm" fo:margin-bottom="0.212cm"/>
    </style:style>
    <style:style style:name="P1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6.983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Titul" style:master-page-name="Standard">
      <style:paragraph-properties fo:margin-top="0.212cm" fo:margin-bottom="0.212cm" style:page-number="auto"/>
    </style:style>
    <style:style style:name="T1" style:family="text"/>
    <style:style style:name="fr1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odul se zvukový kodekem AC97</text:p>
      <text:p text:style-name="Autor">Jakub Kákona</text:p>
      <text:p text:style-name="Subtitle">Konstrukce je určena pro použití, jako zvuková karta pro zařízení podporující interface AC97</text:p>
      <text:p text:style-name="Odstavec_20_s_20_obrázkem"><draw:frame draw:style-name="fr2" draw:name="obrázky1" text:anchor-type="as-char" svg:width="2.394cm" svg:height="2.35cm" draw:z-index="0"><draw:image xlink:href="Pictures/200000100000617600005F9A53FBAC4D.wmf" xlink:type="simple" xlink:show="embed" xlink:actuate="onLoad"/></draw:frame></text:p>
      <text:table-of-content text:style-name="Sect1" text:name="Obsah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6.999cm" style:leader-char="." style:with-tab="false"/>
          </text:table-of-content-entry-template>
          <text:index-source-styles text:outline-level="1">
            <text:index-source-style text:style-name="Heading_20_1"/>
            <text:index-source-style text:style-name="Heading_20_1"/>
          </text:index-source-styles>
          <text:index-source-styles text:outline-level="2">
            <text:index-source-style text:style-name="Heading_20_2"/>
            <text:index-source-style text:style-name="Heading_20_2"/>
          </text:index-source-styles>
          <text:index-source-styles text:outline-level="3">
            <text:index-source-style text:style-name="Heading_20_3"/>
            <text:index-source-style text:style-name="Heading_20_3"/>
          </text:index-source-styles>
        </text:table-of-content-source>
        <text:index-body>
          <text:p text:style-name="P14">1. Technické parametry<text:tab/>1</text:p>
          <text:p text:style-name="P14">2. Popis konstrukce<text:tab/>2</text:p>
          <text:p text:style-name="P12">2.1. Úvodem<text:tab/>2</text:p>
          <text:p text:style-name="P12">2.2. Zapojení modulu<text:tab/>2</text:p>
          <text:p text:style-name="P12">2.3. Zapojení použitých IO<text:tab/>2</text:p>
          <text:p text:style-name="P12">2.4. Mechanická konstrukce<text:tab/>2</text:p>
          <text:p text:style-name="P14">3. Osazení a oživení <text:tab/>2</text:p>
          <text:p text:style-name="P12">3.1. Osazení<text:tab/>2</text:p>
          <text:p text:style-name="P12">3.2. Oživení<text:tab/>2</text:p>
          <text:p text:style-name="P14">4. Programové vybavení<text:tab/>2</text:p>
          <text:p text:style-name="P12">4.1. Uživatelský návod<text:tab/>2</text:p>
          <text:p text:style-name="P12">4.2. Popis programu<text:tab/>2</text:p>
          <text:p text:style-name="P12">4.3. Interface<text:tab/>2</text:p>
          <text:p text:style-name="P14">5. Chyby a náměty<text:tab/>2</text:p>
        </text:index-body>
      </text:table-of-content>
      <text:section text:style-name="Sect2" text:name="Sekce2">
        <text:p text:style-name="P13"/>
        <text:h text:style-name="P6" text:outline-level="1">Technické parametry</text:h>
        <table:table table:name="Tabulka1" table:style-name="Tabulka1">
          <table:table-column table:style-name="Tabulka1.A" table:number-columns-repeated="2"/>
          <table:table-column table:style-name="Tabulka1.C"/>
          <table:table-row table:style-name="Tabulka1.1">
            <table:table-cell table:style-name="Tabulka1.A1" office:value-type="string">
              <text:p text:style-name="P2">Parametr</text:p>
            </table:table-cell>
            <table:table-cell table:style-name="Tabulka1.B1" office:value-type="string">
              <text:p text:style-name="P2">Hodnota</text:p>
            </table:table-cell>
            <table:table-cell table:style-name="Tabulka1.C1" office:value-type="string">
              <text:p text:style-name="P2">Poznámka</text:p>
            </table:table-cell>
          </table:table-row>
          <table:table-row table:style-name="Tabulka1.1">
            <table:table-cell table:style-name="Tabulka1.A2" office:value-type="string">
              <text:p text:style-name="P7"/>
            </table:table-cell>
            <table:table-cell table:style-name="Tabulka1.B2" office:value-type="string">
              <text:p text:style-name="P1"/>
            </table:table-cell>
            <table:table-cell table:style-name="Tabulka1.C2" office:value-type="string">
              <text:p text:style-name="P1"/>
            </table:table-cell>
          </table:table-row>
          <table:table-row table:style-name="Tabulka1.1">
            <table:table-cell table:style-name="Tabulka1.A3" office:value-type="string">
              <text:p text:style-name="P1"/>
            </table:table-cell>
            <table:table-cell table:style-name="Tabulka1.B3" office:value-type="string">
              <text:p text:style-name="P1"/>
            </table:table-cell>
            <table:table-cell table:style-name="Tabulka1.C3" office:value-type="string">
              <text:p text:style-name="P1"/>
            </table:table-cell>
          </table:table-row>
        </table:table>
        <text:h text:style-name="P6" text:outline-level="1"><text:soft-page-break/>Popis konstrukce</text:h>
        <text:h text:style-name="P5" text:outline-level="2">Úvodem</text:h>
        <text:p text:style-name="Standard">Modul byl vyvinut z důvodu potřeby zvukové karty pro vývojovou desku NGW100.</text:p>
        <text:h text:style-name="P5" text:outline-level="2">Zapojení modulu</text:h>
        <text:p text:style-name="Standard">Zapojení modulu vychází z katalogového zapojení čipu AD1881A s drobnými úpravami nezapojených vývodů za účelem zvýšení kompatibility s podobnými čipy jiných výrobců.</text:p>
        <text:h text:style-name="P5" text:outline-level="2">Zapojení použitých IO</text:h>
        <text:h text:style-name="P5" text:outline-level="2">Mechanická konstrukce</text:h>
        <text:p text:style-name="Standard">Plošný spoj je z dvouvrstvého kuprextitu, jehož jedna strana zůstává neleptaná a jsou zde pouze izolační díry pro vývody obodu.</text:p>
        <text:h text:style-name="P6" text:outline-level="1">Osazení a oživení </text:h>
        <text:h text:style-name="P5" text:outline-level="2">Osazení</text:h>
        <text:h text:style-name="P5" text:outline-level="2">Oživení</text:h>
        <text:h text:style-name="P6" text:outline-level="1">Programové vybavení</text:h>
        <text:h text:style-name="P5" text:outline-level="2">Uživatelský návod</text:h>
        <text:h text:style-name="P5" text:outline-level="2">Popis programu</text:h>
        <text:h text:style-name="P5" text:outline-level="2">Interface</text:h>
        <text:p text:style-name="P4">Interface modulu odpovídá standardu AC97 a je vyveden na hřebínkový konektor.</text:p>
        <text:h text:style-name="P6" text:outline-level="1">Chyby a náměty</text:h>
        <text:p text:style-name="P3">V konstrukci se projevují problémy s rozběhem krystalového oscilátoru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Times" svg:font-family="Times, 'Times New Roman'"/>
    <style:font-face style:name="Courier New" svg:font-family="'Courier New'" style:font-family-generic="modern"/>
    <style:font-face style:name="Helvetica" svg:font-family="Helvetica" style:font-family-generic="swiss"/>
    <style:font-face style:name="HG Mincho Light J" svg:font-family="'HG Mincho Light J', ms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fo:text-align="start" style:justify-single-word="false" fo:keep-together="always" fo:orphans="2" fo:widows="2" fo:hyphenation-ladder-count="no-limit" style:writing-mode="lr-tb"/>
      <style:text-properties style:use-window-font-color="true" style:font-name="Times New Roman" fo:font-size="12pt" fo:language="cs" fo:country="CZ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706cm" fo:margin-bottom="0.212cm" fo:text-indent="0cm" style:auto-text-indent="false" fo:keep-with-next="always"/>
      <style:text-properties style:font-name="Arial" fo:font-size="20pt" fo:font-weight="bold" style:letter-kerning="true" style:font-size-asian="20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564cm" fo:margin-bottom="0.212cm" fo:text-indent="0cm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423cm" fo:margin-bottom="0.212cm" fo:text-indent="0cm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212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212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212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212cm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212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212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17.002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Subtitle" style:family="paragraph" style:parent-style-name="Standard" style:next-style-name="Text_20_body" style:class="chapter">
      <style:paragraph-properties fo:margin-left="1cm" fo:margin-right="1cm" fo:margin-top="0.882cm" fo:margin-bottom="1.058cm" fo:text-indent="0cm" style:auto-text-indent="false"/>
      <style:text-properties style:font-name="Arial" fo:font-size="14pt" fo:font-style="italic" style:font-size-asian="14pt" style:font-style-asian="italic" style:font-name-complex="Arial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Odstavec_20_s_20_obrázkem" style:display-name="Odstavec s obrázkem" style:family="paragraph" style:parent-style-name="Standard" style:next-style-name="Standard">
      <style:paragraph-properties fo:margin-top="0.212cm" fo:margin-bottom="0.706cm" fo:text-align="center" style:justify-single-word="false"/>
    </style:style>
    <style:style style:name="Výpis_20_programu" style:display-name="Výpis programu" style:family="paragraph" style:parent-style-name="Standard">
      <style:paragraph-properties fo:margin-top="0.106cm" fo:margin-bottom="0.106cm"/>
      <style:text-properties style:font-name="Courier New" fo:language="none" fo:country="none" style:language-asian="none" style:country-asian="none"/>
    </style:style>
    <style:style style:name="Autor" style:family="paragraph" style:parent-style-name="Standard" style:next-style-name="Subtitle">
      <style:paragraph-properties fo:text-align="center" style:justify-single-word="false"/>
      <style:text-properties style:font-name="Arial" style:font-name-complex="Arial"/>
    </style:style>
    <style:style style:name="Titul" style:family="paragraph" style:parent-style-name="Standard" style:next-style-name="Autor">
      <style:paragraph-properties fo:text-align="center" style:justify-single-word="false"/>
      <style:text-properties style:font-name="Arial" fo:font-size="20pt" style:font-size-asian="20pt" style:font-name-complex="Arial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WW-Absatz-Standardschriftart" style:family="text"/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8z0" style:family="text">
      <style:text-properties style:font-name="Symbol"/>
    </style:style>
    <style:style style:name="Standardní_20_písmo_20_odstavce" style:display-name="Standardní písmo odstavce" style:family="text"/>
    <style:style style:name="Ukázka_20_HTML" style:display-name="Ukázka HTML" style:family="text" style:parent-style-name="Standardní_20_písmo_20_odstavce">
      <style:text-properties style:font-name="Courier New"/>
    </style:style>
    <style:style style:name="Emphasis" style:family="text" style:parent-style-name="Standardní_20_písmo_20_odstavce">
      <style:text-properties fo:font-style="italic" style:font-style-asian="italic" style:font-style-complex="italic"/>
    </style:style>
    <style:style style:name="Page_20_Number" style:display-name="Page Number" style:family="text" style:parent-style-name="Standardní_20_písmo_20_odstavce"/>
    <style:style style:name="Internet_20_link" style:display-name="Internet link" style:family="text" style:parent-style-name="Standardní_20_písmo_20_odstavce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nothing" fo:margin-left="2.641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nothing" fo:margin-left="0.005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408cm" fo:text-indent="-1.143cm" fo:margin-left="2.40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297cm" fo:text-indent="-1.397cm" fo:margin-left="3.29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186cm" fo:text-indent="-1.651cm" fo:margin-left="4.18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75cm" fo:text-indent="-1.905cm" fo:margin-left="5.07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964cm" fo:text-indent="-2.159cm" fo:margin-left="5.96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98cm" fo:text-indent="-2.54cm" fo:margin-left="6.98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nothing" fo:margin-left="2.64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nothing" fo:margin-left="0.0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408cm" fo:text-indent="-1.143cm" fo:margin-left="2.40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297cm" fo:text-indent="-1.397cm" fo:margin-left="3.29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186cm" fo:text-indent="-1.651cm" fo:margin-left="4.18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75cm" fo:text-indent="-1.905cm" fo:margin-left="5.0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964cm" fo:text-indent="-2.159cm" fo:margin-left="5.96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98cm" fo:text-indent="-2.54cm" fo:margin-left="6.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ulka2" style:family="table">
      <style:table-properties style:width="17.004cm" table:align="margins" style:writing-mode="lr-tb"/>
    </style:style>
    <style:style style:name="Tabulka2.A" style:family="table-column">
      <style:table-column-properties style:column-width="11.43cm" style:rel-column-width="6480*"/>
    </style:style>
    <style:style style:name="Tabulka2.B" style:family="table-column">
      <style:table-column-properties style:column-width="5.574cm" style:rel-column-width="3160*"/>
    </style:style>
    <style:style style:name="Tabulka2.1" style:family="table-row">
      <style:table-row-properties style:keep-together="true" fo:keep-together="auto"/>
    </style:style>
    <style:style style:name="Tabulka2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ulka2.B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MP1" style:family="paragraph" style:parent-style-name="Header">
      <style:paragraph-properties fo:margin-top="0.212cm" fo:margin-bottom="0.212cm" fo:text-align="end" style:justify-single-word="false"/>
    </style:style>
    <style:style style:name="MP2" style:family="paragraph" style:parent-style-name="Header">
      <style:paragraph-properties fo:margin-top="0.212cm" fo:margin-bottom="0.212cm" style:snap-to-layout-grid="false"/>
      <style:text-properties fo:font-size="20pt" style:font-size-asian="20pt"/>
    </style:style>
    <style:style style:name="MP3" style:family="paragraph" style:parent-style-name="Header">
      <style:paragraph-properties fo:margin-top="0.212cm" fo:margin-bottom="0.212cm" fo:text-align="center" style:justify-single-word="false" style:snap-to-layout-grid="false"/>
      <style:text-properties style:text-outline="true" fo:font-size="48pt" fo:text-shadow="1pt 1pt" style:font-size-asian="48pt"/>
    </style:style>
    <style:style style:name="MP4" style:family="paragraph" style:parent-style-name="Footer">
      <style:paragraph-properties fo:margin-top="0.212cm" fo:margin-bottom="0.212cm"/>
    </style:style>
    <style:style style:name="MT1" style:family="text"/>
    <style:style style:name="Mfr1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cm" fo:margin-bottom="2.902cm" style:dynamic-spacing="true"/>
      </style:header-style>
      <style:footer-style>
        <style:header-footer-properties fo:min-height="1.199cm" fo:margin-top="1.1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4.001cm" fo:margin-bottom="2.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Rámec1" text:anchor-type="char" svg:x="-0.009cm" svg:y="0.002cm" svg:width="17.004cm" draw:z-index="2"><draw:text-box fo:min-height="0.041cm"><table:table table:name="Tabulka2" table:style-name="Tabulka2"><table:table-column table:style-name="Tabulka2.A"/><table:table-column table:style-name="Tabulka2.B"/><table:table-row table:style-name="Tabulka2.1"><table:table-cell table:style-name="Tabulka2.A1" office:value-type="string"><text:p text:style-name="MP2">AD1881A01A</text:p></table:table-cell><table:table-cell table:style-name="Tabulka2.B1" office:value-type="string"><text:p text:style-name="MP3">MLAB</text:p></table:table-cell></table:table-row></table:table></draw:text-box></draw:frame></text:p>
      </style:header>
      <style:footer>
        <text:p text:style-name="MP4"><text:file-name text:display="name-and-extension">AD1881A01A.doc</text:file-name> / <text:creator/> / <text:span text:style-name="Page_20_Number"><text:initial-creator>Jakub Kakona</text:initial-creator></text:span><text:span text:style-name="Page_20_Number"> / </text:span><text:a xlink:type="simple" xlink:href="http://www.mlab.cz/"><text:span text:style-name="Internet_20_link">http://www.mlab.cz</text:span></text:a><text:span text:style-name="Page_20_Number"><text:tab/></text:span><text:span text:style-name="Page_20_Number"><text:page-number text:select-page="current">2</text:page-number></text:span><text:span text:style-name="Page_20_Number"> / </text:span><text:span text:style-name="Page_20_Number"><text:page-count style:num-format="1">2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Šablona MLAB</dc:title>
    <meta:initial-creator>Jakub Kakona</meta:initial-creator>
    <meta:creation-date>2008-02-19T08:27:44</meta:creation-date>
    <meta:editing-cycles>1</meta:editing-cycles>
    <meta:editing-duration>PT01H00M00S</meta:editing-duration>
    <meta:document-statistic meta:table-count="2" meta:image-count="1" meta:object-count="0" meta:page-count="2" meta:paragraph-count="43" meta:word-count="205" meta:character-count="1286"/>
    <meta:generator>OpenOffice.org/3.2$Linux OpenOffice.org_project/320m19$Build-9505</meta:generator>
    <meta:user-defined meta:name="Informace 1"/>
    <meta:user-defined meta:name="Informace 2"/>
    <meta:user-defined meta:name="Informace 3"/>
    <meta:user-defined meta:name="Informace 4"/>
  </office:meta>
</office:document-meta>
</file>